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FICHIER</text:p>
          </table:table-cell>
          <table:table-cell table:style-name="ce3" office:value-type="string" calcext:value-type="string">
            <text:p>::=</text:p>
          </table:table-cell>
          <table:table-cell table:style-name="ce5" office:value-type="string" calcext:value-type="string">
            <text:p>with Ada.Text_IO ; use Ada.Text_IO; PROCEDURE BEGIN_INSTR ; EOF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is PROC_FACT1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BEGIN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egin PLUS_INSTR end BEGIN_INSTR_FACT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U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CL PLUS_DECL_FACT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STR PLUS_INSTR_FACT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NSTR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ident DECL_FACT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TYPE DECL_FACT2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DECL_PROCEDURE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function ident DECL_FUNCTION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FACT2</text:p>
          </table:table-cell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ccess ident</text:p>
          </table:table-cell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cord PLUS_CHAMPS end record 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:=EXPR)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_DECL BEGIN_INSTR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TYPE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return TYPE IS_DECL BEGIN_INSTR ;</text:p>
          </table:table-cell>
        </table:table-row>
        <table:table-row table:style-name="ro1">
          <table:table-cell office:value-type="string" calcext:value-type="string">
            <text:p>PLUS_IDEN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 PLUS_IDENT_FAC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, PLUS_IDEN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IS_DECL_FACT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: TYPE ;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DENT : TYPE ;</text:p>
          </table:table-cell>
        </table:table-row>
        <table:table-row table:style-name="ro1">
          <table:table-cell office:value-type="string" calcext:value-type="string">
            <text:p>PLUS_CHAMP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CHAMPS PLUS_CHAMPS_FACT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CHAMPS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ident</text:p>
          </table:table-cell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PARAM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PARAM_FACT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END_PARAM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ODE TYPE END_PARAM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PARAM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 MODE_FACT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1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ew ident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( PLUS_EXPR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character’val(EXPR) EXPR_BIS</text:p>
          </table:table-cell>
        </table:table-row>
        <table:table-row table:style-name="ro1">
          <table:table-cell office:value-type="string" calcext:value-type="string">
            <text:p>EXPR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r EXPR_BIS_FACT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1 EXPR_BIS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lse EXPR1 EXPR_BIS</text:p>
          </table:table-cell>
        </table:table-row>
        <table:table-row table:style-name="ro1">
          <table:table-cell table:style-name="ce1" office:value-type="string" calcext:value-type="string">
            <text:p>EXPR1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nd EXPR1_BIS_FACT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hen EXPR2 EXPR1_BIS</text:p>
          </table:table-cell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ot EXPR2_FACT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2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3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 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 EXPR4 EXPR3_BIS</text:p>
          </table:table-cell>
        </table:table-row>
        <table:table-row table:style-name="ro1">
          <table:table-cell table:style-name="ce1" office:value-type="string" calcext:value-type="string">
            <text:p>EXPR4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 EXPR5 EXPR4_BIS</text:p>
          </table:table-cell>
        </table:table-row>
        <table:table-row table:style-name="ro1">
          <table:table-cell table:style-name="ce1" office:value-type="string" calcext:value-type="string">
            <text:p>EXPR5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 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 EXPR6 EXPR5_BIS</text:p>
          </table:table-cell>
        </table:table-row>
        <table:table-row table:style-name="ro1">
          <table:table-cell table:style-name="ce1" office:value-type="string" calcext:value-type="string">
            <text:p>EXPR6</text:p>
          </table:table-cell>
          <table:table-cell table:style-name="ce3" office:value-type="string" calcext:value-type="string">
            <text:p>::=</text:p>
          </table:table-cell>
          <table:table-cell table:style-name="ce9" office:value-type="string" calcext:value-type="string">
            <text:p>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 EXPR7 EXPR6_BIS</text:p>
          </table:table-cell>
        </table:table-row>
        <table:table-row table:style-name="ro1">
          <table:table-cell office:value-type="string" calcext:value-type="string">
            <text:p>EXPR7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- EXPR7_FACT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7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7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8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9 EXPR8_BIS</text:p>
          </table:table-cell>
        </table:table-row>
        <table:table-row table:style-name="ro1">
          <table:table-cell table:style-name="ce1" office:value-type="string" calcext:value-type="string">
            <text:p>EXPR8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. ident EXPR8_BIS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entier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caractère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 EXPR )</text:p>
          </table:table-cell>
        </table:table-row>
        <table:table-row table:style-name="ro1">
          <table:table-cell table:style-name="ce1" office:value-type="string" calcext:value-type="string">
            <text:p>PLUS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END_EXPR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, EXP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INSTR_IDENT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.ident:= EXPR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INSTR_RETURN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begin PLUS_INSTR end ;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f EXPR then PLUS_INSTR NEXT_IF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or ident in INSTR_FO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</table:table-row>
        <table:table-row table:style-name="ro1">
          <table:table-cell table:style-name="ce1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:= EXPR ;</text:p>
          </table:table-cell>
        </table:table-row>
        <table:table-row table:style-name="ro1">
          <table:table-cell table:style-name="ce1" office:value-type="string" calcext:value-type="string">
            <text:p>INSTR_IDENT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ident (PLUS_EXPR 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..EXPR loop PLUS_INSTR end loop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verse EXPR..EXPR loop PLUS_INSTR end loop 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NSTR END_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then PLUS_INSTR END_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nd OPERATEUR_AND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or OPERATEUR_OR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hen</text:p>
          </table:table-cell>
        </table:table-row>
        <table:table-row table:style-name="ro1" table:number-rows-repeated="10484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3:50:29.281788698</meta:creation-date>
    <dc:date>2023-11-29T15:02:47.429070991</dc:date>
    <meta:editing-duration>PT25M7S</meta:editing-duration>
    <meta:editing-cycles>5</meta:editing-cycles>
    <meta:generator>LibreOffice/7.3.7.2$Linux_X86_64 LibreOffice_project/30$Build-2</meta:generator>
    <meta:document-statistic meta:table-count="1" meta:cell-count="405" meta:object-count="0"/>
  </office:meta>
</office:document-meta>
</file>